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17800" officeooo:paragraph-rsid="00017800"/>
    </style:style>
    <style:style style:name="P2" style:family="paragraph" style:parent-style-name="Standard">
      <style:text-properties fo:language="en" fo:country="US" officeooo:rsid="00017800" officeooo:paragraph-rsid="0009bf85"/>
    </style:style>
    <style:style style:name="P3" style:family="paragraph" style:parent-style-name="Standard">
      <style:text-properties fo:language="en" fo:country="US" officeooo:rsid="0009bf85" officeooo:paragraph-rsid="0009bf85"/>
    </style:style>
    <style:style style:name="P4" style:family="paragraph" style:parent-style-name="Standard">
      <style:text-properties fo:language="en" fo:country="US" officeooo:rsid="00040bf5" officeooo:paragraph-rsid="00040bf5"/>
    </style:style>
    <style:style style:name="P5" style:family="paragraph" style:parent-style-name="Standard">
      <style:text-properties fo:language="en" fo:country="US" officeooo:rsid="00040bf5" officeooo:paragraph-rsid="001bc0d6"/>
    </style:style>
    <style:style style:name="P6" style:family="paragraph" style:parent-style-name="Standard">
      <style:text-properties fo:language="en" fo:country="US" officeooo:rsid="00040bf5" officeooo:paragraph-rsid="002d0d42"/>
    </style:style>
    <style:style style:name="P7" style:family="paragraph" style:parent-style-name="Standard">
      <style:text-properties fo:language="en" fo:country="US" officeooo:rsid="0006ccb7" officeooo:paragraph-rsid="0006ccb7"/>
    </style:style>
    <style:style style:name="P8" style:family="paragraph" style:parent-style-name="Standard">
      <style:text-properties fo:language="en" fo:country="US" officeooo:rsid="0006f4c5" officeooo:paragraph-rsid="0006ccb7"/>
    </style:style>
    <style:style style:name="P9" style:family="paragraph" style:parent-style-name="Standard">
      <style:text-properties fo:language="en" fo:country="US" officeooo:rsid="0006f4c5" officeooo:paragraph-rsid="001deae8"/>
    </style:style>
    <style:style style:name="P10" style:family="paragraph" style:parent-style-name="Standard">
      <style:text-properties fo:language="en" fo:country="US" officeooo:rsid="0008e7b3" officeooo:paragraph-rsid="0008e7b3"/>
    </style:style>
    <style:style style:name="P11" style:family="paragraph" style:parent-style-name="Standard">
      <style:text-properties fo:language="en" fo:country="US" officeooo:rsid="000d6d42" officeooo:paragraph-rsid="000d6d42"/>
    </style:style>
    <style:style style:name="P12" style:family="paragraph" style:parent-style-name="Standard">
      <style:text-properties fo:language="en" fo:country="US" officeooo:rsid="000f5375" officeooo:paragraph-rsid="000f5375"/>
    </style:style>
    <style:style style:name="P13" style:family="paragraph" style:parent-style-name="Standard">
      <style:text-properties fo:language="en" fo:country="US" officeooo:rsid="00101b06" officeooo:paragraph-rsid="00101b06"/>
    </style:style>
    <style:style style:name="P14" style:family="paragraph" style:parent-style-name="Standard">
      <style:text-properties fo:language="en" fo:country="US" officeooo:rsid="00158170" officeooo:paragraph-rsid="00158170"/>
    </style:style>
    <style:style style:name="P15" style:family="paragraph" style:parent-style-name="Standard">
      <style:text-properties fo:language="en" fo:country="US" officeooo:rsid="0016e467" officeooo:paragraph-rsid="001a2ee1"/>
    </style:style>
    <style:style style:name="P16" style:family="paragraph" style:parent-style-name="Standard">
      <style:text-properties fo:language="en" fo:country="US" officeooo:rsid="001c1951" officeooo:paragraph-rsid="002d0d42"/>
    </style:style>
    <style:style style:name="P17" style:family="paragraph" style:parent-style-name="Standard">
      <style:text-properties fo:language="en" fo:country="US" officeooo:rsid="001deae8" officeooo:paragraph-rsid="001deae8"/>
    </style:style>
    <style:style style:name="P18" style:family="paragraph" style:parent-style-name="Standard">
      <style:text-properties fo:language="en" fo:country="US" officeooo:rsid="001f623f" officeooo:paragraph-rsid="001f623f"/>
    </style:style>
    <style:style style:name="P19" style:family="paragraph" style:parent-style-name="Standard">
      <style:text-properties fo:language="en" fo:country="US" officeooo:rsid="002018f8" officeooo:paragraph-rsid="002018f8"/>
    </style:style>
    <style:style style:name="P20" style:family="paragraph" style:parent-style-name="Standard">
      <style:text-properties fo:language="en" fo:country="US" officeooo:rsid="00232894" officeooo:paragraph-rsid="00232894"/>
    </style:style>
    <style:style style:name="P21" style:family="paragraph" style:parent-style-name="Standard">
      <style:text-properties fo:language="en" fo:country="US" officeooo:rsid="00282091" officeooo:paragraph-rsid="00282091"/>
    </style:style>
    <style:style style:name="P22" style:family="paragraph" style:parent-style-name="Standard">
      <style:text-properties fo:language="en" fo:country="US" officeooo:rsid="002c9373" officeooo:paragraph-rsid="00158170"/>
    </style:style>
    <style:style style:name="P23" style:family="paragraph" style:parent-style-name="Standard">
      <style:text-properties fo:language="en" fo:country="US" officeooo:rsid="002fcf03" officeooo:paragraph-rsid="002fcf03"/>
    </style:style>
    <style:style style:name="P24" style:family="paragraph" style:parent-style-name="Standard">
      <style:text-properties fo:language="en" fo:country="US" officeooo:rsid="00332efa" officeooo:paragraph-rsid="00332efa"/>
    </style:style>
    <style:style style:name="P25" style:family="paragraph" style:parent-style-name="Standard">
      <style:text-properties fo:language="en" fo:country="US" officeooo:rsid="00341ea1" officeooo:paragraph-rsid="00341ea1"/>
    </style:style>
    <style:style style:name="P26" style:family="paragraph" style:parent-style-name="Standard">
      <style:text-properties fo:language="en" fo:country="US" officeooo:rsid="001a2ee1" officeooo:paragraph-rsid="001a2ee1"/>
    </style:style>
    <style:style style:name="P27" style:family="paragraph" style:parent-style-name="Standard">
      <style:text-properties fo:language="en" fo:country="US" officeooo:rsid="0030c98f" officeooo:paragraph-rsid="0030c98f"/>
    </style:style>
    <style:style style:name="P28" style:family="paragraph" style:parent-style-name="Standard">
      <style:text-properties fo:language="en" fo:country="US" officeooo:rsid="0037486f" officeooo:paragraph-rsid="0037486f"/>
    </style:style>
    <style:style style:name="P29" style:family="paragraph" style:parent-style-name="Standard">
      <style:text-properties fo:language="en" fo:country="US" officeooo:rsid="0037486f" officeooo:paragraph-rsid="0039373c"/>
    </style:style>
    <style:style style:name="P30" style:family="paragraph" style:parent-style-name="Standard">
      <style:text-properties fo:language="en" fo:country="US" officeooo:rsid="001cd5cf" officeooo:paragraph-rsid="001cd5cf"/>
    </style:style>
    <style:style style:name="P31" style:family="paragraph" style:parent-style-name="Standard">
      <style:text-properties fo:language="en" fo:country="US" officeooo:rsid="003cea6c" officeooo:paragraph-rsid="003cea6c"/>
    </style:style>
    <style:style style:name="P32" style:family="paragraph" style:parent-style-name="Standard">
      <style:text-properties fo:language="en" fo:country="US" officeooo:rsid="00017800" officeooo:paragraph-rsid="0009bf85"/>
    </style:style>
    <style:style style:name="P33" style:family="paragraph" style:parent-style-name="Standard">
      <style:text-properties fo:language="en" fo:country="US" officeooo:rsid="00420b65" officeooo:paragraph-rsid="00420b65"/>
    </style:style>
    <style:style style:name="P34" style:family="paragraph" style:parent-style-name="Standard">
      <style:text-properties officeooo:paragraph-rsid="0037486f"/>
    </style:style>
    <style:style style:name="P35" style:family="paragraph" style:parent-style-name="Standard">
      <style:text-properties officeooo:paragraph-rsid="001deae8"/>
    </style:style>
    <style:style style:name="T1" style:family="text">
      <style:text-properties officeooo:rsid="0009bf85"/>
    </style:style>
    <style:style style:name="T2" style:family="text">
      <style:text-properties officeooo:rsid="000a3ed5"/>
    </style:style>
    <style:style style:name="T3" style:family="text">
      <style:text-properties officeooo:rsid="000be269"/>
    </style:style>
    <style:style style:name="T4" style:family="text">
      <style:text-properties officeooo:rsid="000c8391"/>
    </style:style>
    <style:style style:name="T5" style:family="text">
      <style:text-properties officeooo:rsid="000ea31c"/>
    </style:style>
    <style:style style:name="T6" style:family="text">
      <style:text-properties officeooo:rsid="000f5375"/>
    </style:style>
    <style:style style:name="T7" style:family="text">
      <style:text-properties officeooo:rsid="0012d1cc"/>
    </style:style>
    <style:style style:name="T8" style:family="text">
      <style:text-properties officeooo:rsid="00144807"/>
    </style:style>
    <style:style style:name="T9" style:family="text">
      <style:text-properties officeooo:rsid="001bc0d6"/>
    </style:style>
    <style:style style:name="T10" style:family="text">
      <style:text-properties officeooo:rsid="00217572"/>
    </style:style>
    <style:style style:name="T11" style:family="text">
      <style:text-properties officeooo:rsid="0023e0c9"/>
    </style:style>
    <style:style style:name="T12" style:family="text">
      <style:text-properties officeooo:rsid="0027cfe6"/>
    </style:style>
    <style:style style:name="T13" style:family="text">
      <style:text-properties officeooo:rsid="0029c14c"/>
    </style:style>
    <style:style style:name="T14" style:family="text">
      <style:text-properties officeooo:rsid="002af612"/>
    </style:style>
    <style:style style:name="T15" style:family="text">
      <style:text-properties officeooo:rsid="00309661"/>
    </style:style>
    <style:style style:name="T16" style:family="text">
      <style:text-properties officeooo:rsid="0030f709"/>
    </style:style>
    <style:style style:name="T17" style:family="text">
      <style:text-properties officeooo:rsid="0031654d"/>
    </style:style>
    <style:style style:name="T18" style:family="text">
      <style:text-properties officeooo:rsid="0035ed70"/>
    </style:style>
    <style:style style:name="T19" style:family="text">
      <style:text-properties officeooo:rsid="0037e470"/>
    </style:style>
    <style:style style:name="T20" style:family="text">
      <style:text-properties officeooo:rsid="0039373c"/>
    </style:style>
    <style:style style:name="T21" style:family="text">
      <style:text-properties officeooo:rsid="003e9d1b"/>
    </style:style>
    <style:style style:name="T22" style:family="text">
      <style:text-properties fo:language="en" fo:country="US" officeooo:rsid="001deae8"/>
    </style:style>
    <style:style style:name="T23" style:family="text">
      <style:text-properties fo:language="en" fo:country="US" officeooo:rsid="003e9d1b"/>
    </style:style>
    <style:style style:name="T24" style:family="text">
      <style:text-properties fo:language="en" fo:country="US" officeooo:rsid="003ecdb8"/>
    </style:style>
    <style:style style:name="T25" style:family="text">
      <style:text-properties fo:language="en" fo:country="US" officeooo:rsid="0037486f"/>
    </style:style>
    <style:style style:name="T26" style:family="text">
      <style:text-properties fo:language="en" fo:country="US" officeooo:rsid="003f4c84"/>
    </style:style>
    <style:style style:name="T27" style:family="text">
      <style:text-properties fo:language="en" fo:country="US" officeooo:rsid="00416cf4"/>
    </style:style>
    <style:style style:name="T28" style:family="text">
      <style:text-properties officeooo:rsid="003ec65f"/>
    </style:style>
    <style:style style:name="T29" style:family="text">
      <style:text-properties officeooo:rsid="003ecdb8"/>
    </style:style>
    <style:style style:name="T30" style:family="text">
      <style:text-properties officeooo:rsid="00416c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Library”</text:p>
      <text:p text:style-name="P2">Function<text:span text:style-name="T2">al</text:span> <text:span text:style-name="T2">Design</text:span></text:p>
      <text:p text:style-name="P33">Tjitze de Boer</text:p>
      <text:p text:style-name="P2"/>
      <text:p text:style-name="P13">The whole site has a mobile collapsed state and normal view.</text:p>
      <text:p text:style-name="P15"><text:span text:style-name="T12">Using b</text:span>ootstrap <text:span text:style-name="T12">to</text:span> sense the size of the browser window and collapses or expands the site appropriately.</text:p>
      <text:p text:style-name="P26">The row of links is collapsed into a button on the top right that expands into a drop down menu when clicked. The style of the page becoming either more vertical or horizontal.</text:p>
      <text:p text:style-name="P21">The links to certain parts of the site <text:span text:style-name="T13">are</text:span> only <text:span text:style-name="T13">shown</text:span> if the user is logged in.</text:p>
      <text:p text:style-name="P1"/>
      <text:p text:style-name="P3">Home/<text:span text:style-name="T3">Front</text:span> page <text:span text:style-name="T3">with a summery/explanation of the site and a counter of the total of registered books. Whenever this page loads if the user is logged in the total number of registered books in the database linked to that user is checked and the content of a HTML element is changed to reflect that.</text:span></text:p>
      <text:p text:style-name="P3"/>
      <text:p text:style-name="P5"><text:span text:style-name="T8">A s</text:span>ign up / <text:span text:style-name="T4">registration</text:span> <text:span text:style-name="T2">page, check for valid email username password, create an account.</text:span></text:p>
      <text:p text:style-name="P14"><text:span text:style-name="T12">Display an e</text:span>rror if the input is <text:span text:style-name="T9">in</text:span>correct or if the required input is not there <text:span text:style-name="T9">or there is a duplicate entry.</text:span></text:p>
      <text:p text:style-name="P22"/>
      <text:p text:style-name="P6"><text:span text:style-name="T8">A L</text:span>ogin <text:span text:style-name="T1">Page with a field for email/username password and button.</text:span></text:p>
      <text:p text:style-name="P16">A check if both fields are not empty and which can give an error alert.</text:p>
      <text:p text:style-name="P27">After a successful login you’re send back to the front page and the <text:span text:style-name="T16">number</text:span> total of that persons registered books are retrieved and displayed.</text:p>
      <text:p text:style-name="P28">On this page there is also a link to a password reset page</text:p>
      <text:p text:style-name="P27"/>
      <text:p text:style-name="P34"><text:span text:style-name="T27">A</text:span><text:span text:style-name="T26"> Password Reset Page.</text:span></text:p>
      <text:p text:style-name="P34"><text:span text:style-name="T26">A page with an email and submit button.</text:span></text:p>
      <text:p text:style-name="P34"><text:span text:style-name="T26">When submit is clicked the email field is checked for a valid email.</text:span></text:p>
      <text:p text:style-name="P34"><text:span text:style-name="T26">If there is no valid email an error is displayed.</text:span></text:p>
      <text:p text:style-name="P34"><text:span text:style-name="T26">On a valid email there is a check if the email exists in the users database.</text:span></text:p>
      <text:p text:style-name="P34"><text:span text:style-name="T26">If the email does not exist in the database an error is displayed.</text:span></text:p>
      <text:p text:style-name="P34"><text:span text:style-name="T26">If the email exists in the database a temporary entry with a token is made in a password reset table and an email is send to the email.</text:span></text:p>
      <text:p text:style-name="P34"><text:span text:style-name="T26">The email has a link to a page which verifies the token and where a new password can be set with a password and confirm password fields and a submit button.</text:span></text:p>
      <text:p text:style-name="P3"/>
      <text:p text:style-name="P3"><text:span text:style-name="T11">An i</text:span>nfo Page <text:span text:style-name="T5">with contact information. My name and email.</text:span></text:p>
      <text:p text:style-name="P4"/>
      <text:p text:style-name="P7">Database, users, book <text:span text:style-name="T7">Title</text:span> <text:span text:style-name="T1">entries</text:span> tied to users.</text:p>
      <text:p text:style-name="P30">The <text:span text:style-name="T17">primary key</text:span> of the book in the database <text:span text:style-name="T17">will generated</text:span> with the rest of the information tied to it.</text:p>
      <text:p text:style-name="P31">If an image is uploaded along with a book entry the database will store the <text:span text:style-name="T28">name and</text:span> location of that image.</text:p>
      <text:p text:style-name="P8"/>
      <text:p text:style-name="P11"><text:span text:style-name="T7">An insert p</text:span>age to add a book to the database under a certain title and author.</text:p>
      <text:p text:style-name="P25">There are also optional fields like publication year and a text area for a short <text:span text:style-name="T18">description</text:span> <text:span text:style-name="T18">and a way to upload an image</text:span>.</text:p>
      <text:p text:style-name="P35"><text:span text:style-name="T22">A check if the required fields are filled in and </text:span><text:span text:style-name="T23">a check that checks both title and author to see</text:span><text:span text:style-name="T22"> if the </text:span><text:span text:style-name="T23">entry</text:span><text:span text:style-name="T22"> is not a duplicate.</text:span></text:p>
      <text:p text:style-name="P17">If the new entry checks out the new entry is added to the database under the logged in user.</text:p>
      <text:p text:style-name="P9"/>
      <text:p text:style-name="P10"><text:span text:style-name="T6">A page with a s</text:span>earch bar <text:span text:style-name="T6">where you can enter text and see a list of</text:span> results <text:span text:style-name="T6">beneath it.</text:span></text:p>
      <text:p text:style-name="P18"><text:soft-page-break/>While typing in the title the backend returns titles from the database with <text:span text:style-name="T14">begin with</text:span> the same sequence of characters.</text:p>
      <text:p text:style-name="P24">The search results show both the title and the author of the book.</text:p>
      <text:p text:style-name="P12">And if you click on a result there is a page for that book where you can change the database entry.</text:p>
      <text:p text:style-name="P19">The backend is told to retrieve the information about that book from the database and along with the frontend use it to <text:span text:style-name="T10">make a page. This page also has an edit button which toggles/creates the display of text input fields corresponding to the information of that book entry and a submit button.</text:span></text:p>
      <text:p text:style-name="P20">These inputs will have similar checks for their presence and legitimacy before they are changed in the database.</text:p>
      <text:p text:style-name="P23">The entry page of a book also has a delete button and a “are you sure” conformation message <text:span text:style-name="T15">before the entry is truly delet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5T12:18:16.472000000</meta:creation-date>
    <dc:date>2020-09-10T14:50:12.454000000</dc:date>
    <meta:editing-duration>P31DT13H39M</meta:editing-duration>
    <meta:editing-cycles>57</meta:editing-cycles>
    <meta:generator>LibreOffice/6.4.0.3$Windows_X86_64 LibreOffice_project/b0a288ab3d2d4774cb44b62f04d5d28733ac6df8</meta:generator>
    <meta:document-statistic meta:table-count="0" meta:image-count="0" meta:object-count="0" meta:page-count="2" meta:paragraph-count="37" meta:word-count="673" meta:character-count="3551" meta:non-whitespace-character-count="2915"/>
  </office:meta>
</office:document-meta>
</file>